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00 : 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Titre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</text:span><text:span text:style-name="T6"> 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3" draw:text-style-name="P9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8"><text:span text:style-name="T8">Sccl</text:span></text:p>
                  </text:list-item>
                  <text:list-item>
                    <text:p text:style-name="P8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2M59S</meta:editing-duration>
    <meta:editing-cycles>18</meta:editing-cycles>
    <meta:generator>LibreOffice/7.2.2.2$MacOSX_X86_64 LibreOffice_project/02b2acce88a210515b4a5bb2e46cbfb63fe97d56</meta:generator>
    <dc:title>Vivid</dc:title>
    <dc:date>2022-06-14T22:35:12.056149856</dc:date>
    <meta:document-statistic meta:object-count="56"/>
  </office:meta>
</office:document-meta>
</file>